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fo:text-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, printed sideways at the left-center side of the page]</text:p>
      <text:p text:style-name="P6">S. MORAIS,/</text:p>
      <text:p text:style-name="P6">546 N. FIFTH STREET/</text:p>
      <text:p text:style-name="P6">PHILADELPHIA, PA./</text:p>
      <text:p text:style-name="P6"/>
      <text:p text:style-name="P6">[Page 1]</text:p>
      <text:p text:style-name="P6">For, in the school of Samuel a rigid discipline taught self-/denial, and while the minds of the attendants was elevated by the cul-/-tivation of the arts of oratory, poetry and song, abhorrence for idolatry and/ idolaters was instilled into the hearts. <text:s/>Many, so trained braved the displeasure/ of potentates; many preferred a life of <text:span text:style-name="T2">constant</text:span> suffering and privations to the relin-/-quishing of a sacred mission. <text:s/>The history which chronicles the recreancy[?]/ of a Zedekiah son Chanaanah who, to curry favor with an <text:span text:style-name="T2">villanous</text:span> impious/ king, struck Micojah, son of [?] on the face records also the impertur/bable conduct of that same Micajah, whom <text:span text:style-name="T2">nothing</text:span> neither the stripes nor the prison could induce to utter a lie./ <text:s/>And all acquainted with Holy Writ have read of Obadiah, who risked his own existence by steal-/thily feeding in a cave one hundred of the disciples of Samuel, doomed to/ destruction by the iniquitous Jezebel. <text:s/>Now, we may not choose/ to credit the legend which makes the widow and her two sons, the wife/ and children of the godly man that I have just mentioned, but we/ have the testimony of the scriptural historian that the deceased had/ carried out the principles <text:span text:style-name="T2">imparted</text:span> inculcated in the school of Samuel. <text:s/>Addres-/-sing Elisha, the distressed widow cried: "My husband is dead, and thou/ dost <text:soft-page-break/>know<text:span text:style-name="T2">est</text:span> that thy servant feared the Lord." <text:s/>In her misery, the memory/ of the character of the one she loved, was a ray of hope for Divine assist-/ance. <text:s/>She may have <text:span text:style-name="T2">record</text:span> recalled the teaching of the Psalmist that the/ seed of the upright will not beg for bread. <text:s/>She complained of men's/ cruelty, but she <text:span text:style-name="T3">looked trustingly</text:span> did not despair of receiving help from that Beneficent Being, who works/ wonders through human agency. <text:s/>The sequel of the narratives is household words to/ all the readers of the Bible. <text:s/>Poverty was chased away to make room for ease and/ comfort. <text:s/>Now, it is not likely that any woman, surely not a Jewess, be so sadly si-/tuated as the widow of whom I have spoken. <text:s/>The dread of being forced to deliver/ one's children to slavery, cannot, thank God, be felt by any in this land, cleansed/ of an <text:span text:style-name="T2">horrid</text:span> unnatural sin. <text:s/>But some may at times grieve by reason of their inability to/ adequately provide for their young offspring. <text:s/>Let the faith which saved/ a mother and her two <text:span text:style-name="T2">orphan</text:span> fatherless sons, be a stay and support. <text:s/>In that particular/ instance a miracle was requisite, because men had ceased to practice the mer-/-ciful commandment of the Law. <text:s/>In our age a superhuman interposition is un-/-necessary, because the spirit of universal pity which the religion of Sinai/ breathes, has humanized <text:span text:style-name="T2">the world</text:span> communities. <text:s/>Means are constantly devised to/ assuage sorrow to prevent the exposing of the indigent to shame and/ <text:span text:style-name="T2">to the loss of</text:span> a forcible parting with their nearest and dearest. <text:s/>The spreading of the book of books/ among civilization, has broadened our views <text:span text:style-name="T2">of</text:span> on charity. <text:s/>Men are learning/ to distinguish between degrading alms and elevating beneficence./</text:p>
      <text:p text:style-name="P6">But let us turn our attention for a while to the other object presented/ to our consideration by the prophetic section. <text:s/>In the dwelling &amp;c/</text:p>
      <text:p text:style-name="P6"/>
      <text:p text:style-name="P6">[Page 2]</text:p>
      <text:p text:style-name="P6">we have made this morning the acquaintance of two women of Israel./ <text:s/>This position in life is <text:span text:style-name="T2">very</text:span> quite different, but both women are worthy of our/ <text:span text:style-name="T2">deep</text:span> earnest consideration. <text:s/>We will know them more intimately, after having taken/ a mental survey of the habitation<text:span text:style-name="T2">s</text:span> which they respectively occupy. <text:s/>In the/ dwelling of one, traces of sure poverty are discernible everywhere. <text:s/>Faces emaciated/ and sunken in meet our eyes. <text:s/>A widow and her two little sons are the/ inmates of the dismal place. <text:s/>The appearance of the mother betrays intensity/ of grief. <text:s/>Destitution had followed hard at the heels of a sad bereavement./ <text:s/>And now a calamity is threatening her household, the thought of which/ harrows up her very soul. <text:s/>A pitiless creditor has demanded her two <text:span text:style-name="T2">child-</text:span> boys/<text:span text:style-name="T2">-ren</text:span> as slaves in payment of his claims. <text:s/>The hopes of a brighter future by/ her children's growth and activity--hopes so soothing to a mother's powerful heart will/ be blighted. <text:s/>Deprived of her only comfort, she will pine away in utter lone-/-liness. <text:s/>An appeal to the courts of justice would avail nothing. <text:s/>The king-/-dom of Israel and that of Judah also, corrupted by inauspicious matrimonial/ alliances with the house of Omri, have cast aside the merciful ordinances/ of the Mosaic legislation. <text:s/>To a people perverted by an idolatrous Jezebel/ and her equally wicked daughter Athalia, it did not matter if the Divine/ code had peremptorily prohibited the selling of a Hebrew, except tempo-/-rarily to make compensation for the commission of a theft. <text:s/>The so-called authorities, trampled/ on religion. <text:s/>No redress could be expected at the hands of Powers allied/ to iniquity. <text:s/>Since an unhappy schism had divided the tribes of Ja-/-cob into two hostile camps, the chiefs of the monarchy of Israel espe-/-cially, encouraged a laxity of principles among the community at/ large. <text:s/>All will remember the denunciations of the fearless shepherd/ of Tekoe. <text:s/>Undaunted <text:span text:style-name="T2">by</text:span> at the menace of a false priest, who/ demanded that the Judean Amos should leave the royal city of the/ king of Israel and go to his own land and prophesy evils there if he/ so chose, the man in whom the spirit of God was astir, still charged a/ depraved populace with selling the <text:span text:style-name="T2">relig</text:span> righteous for lucre; the/ poor for a mere pair of shoes; <text:span text:style-name="T2">for</text:span> charged with their hypocrisy the wrong doers/ who lay down by the altar on garments taken in pledge, <text:span text:style-name="T2">and</text:span> drink-/-ing wines on which unjust fines had been imposed. <text:s/>But despite/ a general depravity, some remained undefiled. <text:s/>They were persons/ principally belonging to "the school of the prophets". <text:s/>Samuel/ the son of the <text:span text:style-name="T2">righteous</text:span> pious Hannah; Samuel the lover of his people and re-/ligion, the stern republican, who pictured the disastrous accompaniments/ safeguard against a universal corruption. <text:s/>He would counteract/ the ill effects of the abuse of power by <text:soft-page-break/>cringing priests and heathenish prophet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4T14:11:38.84</meta:creation-date>
    <dc:date>2012-04-04T14:53:37.96</dc:date>
    <dc:creator>Penn Libraries</dc:creator>
    <meta:editing-duration>PT00H08M5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69" meta:word-count="1185" meta:character-count="7419"/>
  </office:meta>
</office:document-meta>
</file>